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2cm" fo:break-before="page" table:align="right"/>
    </style:style>
    <style:style style:name="Tabell1.A" style:family="table-column">
      <style:table-column-properties style:column-width="4.233cm"/>
    </style:style>
    <style:style style:name="Tabell1.C" style:family="table-column">
      <style:table-column-properties style:column-width="4.26cm"/>
    </style:style>
    <style:style style:name="Tabell1.D" style:family="table-column">
      <style:table-column-properties style:column-width="4.235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 - Slutligt Systemtest</text:h>
      <text:h text:style-name="Heading_20_2" text:outline-level="2"/>
      <text:p text:style-name="Text_20_body"/>
      <table:table table:name="Tabell1" table:style-name="Tabell1">
        <table:table-column table:style-name="Tabell1.A" table:number-columns-repeated="2"/>
        <table:table-column table:style-name="Tabell1.C"/>
        <table:table-column table:style-name="Tabell1.D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A1" office:value-type="string">
            <text:p text:style-name="Table_20_Contents">Förväntat resultat</text:p>
          </table:table-cell>
          <table:table-cell table:style-name="Tabell1.D1" office:value-type="string">
            <text:p text:style-name="Table_20_Contents">Förklaring</text:p>
          </table:table-cell>
        </table:table-row>
        <table:table-row>
          <table:table-cell table:style-name="Tabell1.A2" office:value-type="string">
            <text:p text:style-name="Table_20_Contents">1</text:p>
          </table:table-cell>
          <table:table-cell table:style-name="Tabell1.A2" office:value-type="string">
            <text:p text:style-name="Table_20_Contents">Starta spelet</text:p>
          </table:table-cell>
          <table:table-cell table:style-name="Tabell1.A2" office:value-type="string">
            <text:p text:style-name="Table_20_Contents">Instruktioner finns att läsa under spelet.</text:p>
          </table:table-cell>
          <table:table-cell table:style-name="Tabell1.D2" office:value-type="string">
            <text:p text:style-name="Table_20_Contents">Det ska gå att läsa instruktioner för spelet.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Singleplayer</text:p>
          </table:table-cell>
          <table:table-cell table:style-name="Tabell1.A2" office:value-type="string">
            <text:p text:style-name="Table_20_Contents">Ett spel där man är ensam spelare på banan sätts igång</text:p>
          </table:table-cell>
          <table:table-cell table:style-name="Tabell1.D2" office:value-type="string">
            <text:p text:style-name="Table_20_Contents">Man ska kunna välja att spela ensam.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</text:p>
          </table:table-cell>
          <table:table-cell table:style-name="Tabell1.A2" office:value-type="string">
            <text:p text:style-name="Table_20_Contents">En ny meny där man får multiplayer-alternativ visas.</text:p>
          </table:table-cell>
          <table:table-cell table:style-name="Tabell1.D2" office:value-type="string">
            <text:p text:style-name="Table_20_Contents">Man ska kunna välja att spela flera personer.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 Klicka på Play with Stranger.</text:p>
          </table:table-cell>
          <table:table-cell table:style-name="Tabell1.A2" office:value-type="string">
            <text:p text:style-name="Table_20_Contents">En laddningsskärm visas för multiplayerspel över nätet.</text:p>
          </table:table-cell>
          <table:table-cell table:style-name="Tabell1.D2" office:value-type="string">
            <text:p text:style-name="Table_20_Contents">Man ska kunna spela mot en annan person över nätet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 Klicka på Play with Friend</text:p>
          </table:table-cell>
          <table:table-cell table:style-name="Tabell1.A2" office:value-type="string">
            <text:p text:style-name="Table_20_Contents">Ett spel för två personer på samma dator startar.</text:p>
          </table:table-cell>
          <table:table-cell table:style-name="Tabell1.D2" office:value-type="string">
            <text:p text:style-name="Table_20_Contents">Man ska kunna spela mot en annan person på samma dator.</text:p>
          </table:table-cell>
        </table:table-row>
        <table:table-row>
          <table:table-cell table:style-name="Tabell1.A2" office:value-type="string">
            <text:p text:style-name="Table_20_Contents">3</text:p>
          </table:table-cell>
          <table:table-cell table:style-name="Tabell1.A2" office:value-type="string">
            <text:p text:style-name="Table_20_Contents">Starta ett Splitscreen-spel. Flytta spelare 1 och spelare 2 samtidigt</text:p>
          </table:table-cell>
          <table:table-cell table:style-name="Tabell1.A2" office:value-type="string">
            <text:p text:style-name="Table_20_Contents">Båda spelarna flyttar sig samtidigt</text:p>
          </table:table-cell>
          <table:table-cell table:style-name="Tabell1.D2" office:value-type="string">
            <text:p text:style-name="Table_20_Contents">Man ska kunna spela mot en annan person på samma dator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. </text:p>
          </table:table-cell>
          <table:table-cell table:style-name="Tabell1.A2" office:value-type="string">
            <text:p text:style-name="Table_20_Contents">Spelets laddningsskärm visas.</text:p>
          </table:table-cell>
          <table:table-cell table:style-name="Tabell1.D2" office:value-type="string">
            <text:p text:style-name="Table_20_Contents">Man ska kunna spela mot en annan person över nätet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</text:p>
          </table:table-cell>
          <table:table-cell table:style-name="Tabell1.A2" office:value-type="string">
            <text:p text:style-name="Table_20_Contents">Spelets laddningsskärm visas. Efter högst några sekunder startar spelet.</text:p>
          </table:table-cell>
          <table:table-cell table:style-name="Tabell1.D2" office:value-type="string">
            <text:p text:style-name="Table_20_Contents">Man ska kunna spela mot en annan person över nätet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 Gå till samma ställe. Hoppa</text:p>
          </table:table-cell>
          <table:table-cell table:style-name="Tabell1.A2" office:value-type="string">
            <text:p text:style-name="Table_20_Contents">Man ser varandras karaktärer hoppa.</text:p>
          </table:table-cell>
          <table:table-cell table:style-name="Tabell1.D2" office:value-type="string">
            <text:p text:style-name="Table_20_Contents">Man ska kunna spela mot en annan person över nätet i realtid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 Gå till samma ställe. Slå på ett block.</text:p>
          </table:table-cell>
          <table:table-cell table:style-name="Tabell1.A2" office:value-type="string">
            <text:p text:style-name="Table_20_Contents">Blocket försvinner för båda spelarna.</text:p>
          </table:table-cell>
          <table:table-cell table:style-name="Tabell1.D2" office:value-type="string">
            <text:p text:style-name="Table_20_Contents">Man ska kunna spela mot en annan person över nätet i realtid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 Gå till samma ställe. Se ett monster</text:p>
          </table:table-cell>
          <table:table-cell table:style-name="Tabell1.A2" office:value-type="string">
            <text:p text:style-name="Table_20_Contents">Monstret är på samma ställe för båda spelarna</text:p>
          </table:table-cell>
          <table:table-cell table:style-name="Tabell1.D2" office:value-type="string">
            <text:p text:style-name="Table_20_Contents">Man ska kunna spela mot en annan person över nätet i realtid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5</text:p>
          </table:table-cell>
          <table:table-cell table:style-name="Tabell1.A2" office:value-type="string">
            <text:p text:style-name="Table_20_Contents">Starta ett singleplayer-spel. Ta spelaren till toppen av banan.</text:p>
          </table:table-cell>
          <table:table-cell table:style-name="Tabell1.A2" office:value-type="string">
            <text:p text:style-name="Table_20_Contents">Man når toppen inom 5 minuter</text:p>
          </table:table-cell>
          <table:table-cell table:style-name="Tabell1.D2" office:value-type="string">
            <text:p text:style-name="Table_20_Contents">Spelet ska gå att klara av på högst 5 minuter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singleplayer-<text:soft-page-break/>spel. Klättra uppåt minst 10 nivåer.</text:p>
          </table:table-cell>
          <table:table-cell table:style-name="Tabell1.A2" office:value-type="string">
            <text:p text:style-name="Table_20_Contents">Tre olika typer av <text:soft-page-break/>fiender påträffas.</text:p>
          </table:table-cell>
          <table:table-cell table:style-name="Tabell1.D2" office:value-type="string">
            <text:p text:style-name="Table_20_Contents">Det ska finnas monster <text:soft-page-break/>som försöker döda spelaren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n fladdermus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tt troll.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tt fallande stenblock.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Befinn sig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splitscreen-spel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D2" office:value-type="string">
            <text:p text:style-name="Table_20_Contents">Det ska finnas monster som försöker döda spelaren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n fladdermus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n fladdermus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troll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troll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fallande stenblock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fallande stenblock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 . Placera spelare 1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 . Placera spelare 2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mp-spel online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D2" office:value-type="string">
            <text:p text:style-name="Table_20_Contents">Det ska finnas monster som försöker döda spelaren.</text:p>
          </table:table-cell>
        </table:table-row>
        <text:soft-page-break/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n fladdermus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n fladdermus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troll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troll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fallande stenblock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fallande stenblock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 . Placera spelare 1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 . Placera spelare 2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singleplayer. </text:p>
            <text:p text:style-name="Table_20_Contents">Vänta 5 sekunder.</text:p>
            <text:p text:style-name="Table_20_Contents">Stå still.</text:p>
          </table:table-cell>
          <table:table-cell table:style-name="Tabell1.A2" office:value-type="string">
            <text:p text:style-name="Table_20_Contents">Banan flyttar sig nedåt mot lavan. När lavan täcker spelaren så förlorar ma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splitscreen. </text:p>
            <text:p text:style-name="Table_20_Contents">Vänta 5 sekunder.</text:p>
            <text:p text:style-name="Table_20_Contents">Spelare 1 ska stå still.</text:p>
          </table:table-cell>
          <table:table-cell table:style-name="Tabell1.A2" office:value-type="string">
            <text:p text:style-name="Table_20_Contents">Banan flyttar sig nedåt mot lavan. När lavan täcker spelare 1 så 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/text:p>
            <text:p text:style-name="Table_20_Contents">Vänta 5 sekunder.</text:p>
            <text:p text:style-name="Table_20_Contents">Spelare 2 ska stå still.</text:p>
          </table:table-cell>
          <table:table-cell table:style-name="Tabell1.A2" office:value-type="string">
            <text:p text:style-name="Table_20_Contents">Banan flyttar sig nedåt mot lavan. När lavan täcker spelare 2 så 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text:s/></text:p>
            <text:p text:style-name="Table_20_Contents">Vänta 5 sekunder.</text:p>
            <text:p text:style-name="Table_20_Contents">Spelare 1 ska stå still.</text:p>
          </table:table-cell>
          <table:table-cell table:style-name="Tabell1.A2" office:value-type="string">
            <text:p text:style-name="Table_20_Contents">Banan flyttar sig nedåt mot lavan. När lavan täcker spelare 1 så 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text:s/></text:p>
            <text:p text:style-name="Table_20_Contents">Vänta 5 sekunder.</text:p>
            <text:p text:style-name="Table_20_Contents">Spelare 2 ska stå still.</text:p>
          </table:table-cell>
          <table:table-cell table:style-name="Tabell1.A2" office:value-type="string">
            <text:p text:style-name="Table_20_Contents">Banan flyttar sig nedåt mot lavan. När lavan täcker spelare 2 så <text:soft-page-break/>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splitscreen. Spelare 1 slår på spelare 2.</text:p>
          </table:table-cell>
          <table:table-cell table:style-name="Tabell1.A2" office:value-type="string">
            <text:p text:style-name="Table_20_Contents">Spelare 1 vinner. Spelare 2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splitscreen. Spelare 2 slår på spelare 1.</text:p>
          </table:table-cell>
          <table:table-cell table:style-name="Tabell1.A2" office:value-type="string">
            <text:p text:style-name="Table_20_Contents">Spelare 2 vinner. Spelare 1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mp online. Spelare 1 slår på spelare 2.</text:p>
          </table:table-cell>
          <table:table-cell table:style-name="Tabell1.A2" office:value-type="string">
            <text:p text:style-name="Table_20_Contents">Spelare 1 vinner. Spelare 2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mp online. Spelare 2 slår på spelare 1.</text:p>
          </table:table-cell>
          <table:table-cell table:style-name="Tabell1.A2" office:value-type="string">
            <text:p text:style-name="Table_20_Contents">Spelare 2 vinner. Spelare 1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able:table-row>
          <table:table-cell table:style-name="Tabell1.A2" office:value-type="string">
            <text:p text:style-name="Table_20_Contents">9</text:p>
          </table:table-cell>
          <table:table-cell table:style-name="Tabell1.A2" office:value-type="string">
            <text:p text:style-name="Table_20_Contents">Spela singleplayer.</text:p>
            <text:p text:style-name="Table_20_Contents">Nå toppen</text:p>
          </table:table-cell>
          <table:table-cell table:style-name="Tabell1.A2" office:value-type="string">
            <text:p text:style-name="Table_20_Contents">Man vinner.</text:p>
          </table:table-cell>
          <table:table-cell table:style-name="Tabell1.D2" office:value-type="string">
            <text:p text:style-name="Table_20_Contents">Man vinner när man når toppen.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monster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lava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spelare 2.</text:p>
          </table:table-cell>
          <table:table-cell table:style-name="Tabell1.A2" office:value-type="string">
            <text:p text:style-name="Table_20_Contents">Spelare 2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monster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lava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spelare 1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monster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lava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spelare 2.</text:p>
          </table:table-cell>
          <table:table-cell table:style-name="Tabell1.A2" office:value-type="string">
            <text:p text:style-name="Table_20_Contents">Spelare 2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monster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lava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<text:soft-page-break/>Spelare 2 dör av spelare 1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<text:soft-page-break/>överlever längst</text:p>
          </table:table-cell>
        </table:table-row>
        <table:table-row>
          <table:table-cell table:style-name="Tabell1.A2" office:value-type="string">
            <text:p text:style-name="Table_20_Contents">11</text:p>
          </table:table-cell>
          <table:table-cell table:style-name="Tabell1.A2" office:value-type="string">
            <text:p text:style-name="Table_20_Contents">Spela singleplayer. Hoppa 80 block uppåt.</text:p>
          </table:table-cell>
          <table:table-cell table:style-name="Tabell1.A2" office:value-type="string">
            <text:p text:style-name="Table_20_Contents">Det finns en botten och en topp på banan.</text:p>
          </table:table-cell>
          <table:table-cell table:style-name="Tabell1.D2" office:value-type="string">
            <text:p text:style-name="Table_20_Contents">Vid singleplayer så har banan en bestämd längd (80 block)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tt ljust stenblock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tt ljust stenblock med hål i sig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n vägg mitt i banan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med hål i sig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n vägg mitt i banan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med hål i sig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n vägg mitt i banan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med hål i sig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n vägg mitt i banan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<text:soft-page-break/>ett ljust stenblock med hål i sig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<text:soft-page-break/>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n vägg mitt i banan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Mozilla Firefox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D2" office:value-type="string">
            <text:p text:style-name="Table_20_Contents">Spelet ska fungera i de flesta moderna webbläsarna.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Internet Explorer 11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D2" office:value-type="string">
            <text:p text:style-name="Table_20_Contents">Spelet ska fungera i de flesta moderna webbläsarna.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Google Chrome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D2" office:value-type="string">
            <text:p text:style-name="Table_20_Contents">Spelet ska fungera i de flesta moderna webbläsarna.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singleplayer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D2" office:value-type="string">
            <text:p text:style-name="Table_20_Contents">Man ska få en ny fungerande bana varje gång man startar spelet.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splitscreen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D2" office:value-type="string">
            <text:p text:style-name="Table_20_Contents">Man ska få en ny fungerande bana varje gång man startar spelet.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mp online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D2" office:value-type="string">
            <text:p text:style-name="Table_20_Contents">Man ska få en ny fungerande bana varje gång man startar spelet.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Flytta spelare åt vänster.</text:p>
          </table:table-cell>
          <table:table-cell table:style-name="Tabell1.A2" office:value-type="string">
            <text:p text:style-name="Table_20_Contents">Spelaren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Flytta spelare åt höger.</text:p>
          </table:table-cell>
          <table:table-cell table:style-name="Tabell1.A2" office:value-type="string">
            <text:p text:style-name="Table_20_Contents">Spelaren 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Hoppa.</text:p>
          </table:table-cell>
          <table:table-cell table:style-name="Tabell1.A2" office:value-type="string">
            <text:p text:style-name="Table_20_Contents">Spelaren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1 åt vänster.</text:p>
          </table:table-cell>
          <table:table-cell table:style-name="Tabell1.A2" office:value-type="string">
            <text:p text:style-name="Table_20_Contents">Spelare 1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1 åt höger.</text:p>
          </table:table-cell>
          <table:table-cell table:style-name="Tabell1.A2" office:value-type="string">
            <text:p text:style-name="Table_20_Contents">Spelare 1 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Hoppa med spelare 2.</text:p>
          </table:table-cell>
          <table:table-cell table:style-name="Tabell1.A2" office:value-type="string">
            <text:p text:style-name="Table_20_Contents">Spelare 1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2 åt vänster.</text:p>
          </table:table-cell>
          <table:table-cell table:style-name="Tabell1.A2" office:value-type="string">
            <text:p text:style-name="Table_20_Contents">Spelare 2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2åt höger.</text:p>
          </table:table-cell>
          <table:table-cell table:style-name="Tabell1.A2" office:value-type="string">
            <text:p text:style-name="Table_20_Contents">Spelare 2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<text:soft-page-break/>Hoppa med spelare 2.</text:p>
          </table:table-cell>
          <table:table-cell table:style-name="Tabell1.A2" office:value-type="string">
            <text:p text:style-name="Table_20_Contents">Spelare 2 hoppar.</text:p>
          </table:table-cell>
          <table:table-cell table:style-name="Tabell1.D2" office:value-type="string">
            <text:p text:style-name="Table_20_Contents">Spelaren ska kunna <text:soft-page-break/>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1 åt vänster.</text:p>
          </table:table-cell>
          <table:table-cell table:style-name="Tabell1.A2" office:value-type="string">
            <text:p text:style-name="Table_20_Contents">Spelare 1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1 åt höger.</text:p>
          </table:table-cell>
          <table:table-cell table:style-name="Tabell1.A2" office:value-type="string">
            <text:p text:style-name="Table_20_Contents">Spelare 1 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Hoppa med spelare 2.</text:p>
          </table:table-cell>
          <table:table-cell table:style-name="Tabell1.A2" office:value-type="string">
            <text:p text:style-name="Table_20_Contents">Spelare 1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2 åt vänster.</text:p>
          </table:table-cell>
          <table:table-cell table:style-name="Tabell1.A2" office:value-type="string">
            <text:p text:style-name="Table_20_Contents">Spelare 2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2åt höger.</text:p>
          </table:table-cell>
          <table:table-cell table:style-name="Tabell1.A2" office:value-type="string">
            <text:p text:style-name="Table_20_Contents">Spelare 2 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Hoppa med spelare 2.</text:p>
          </table:table-cell>
          <table:table-cell table:style-name="Tabell1.A2" office:value-type="string">
            <text:p text:style-name="Table_20_Contents">Spelare 2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Stå på en plattform.</text:p>
          </table:table-cell>
          <table:table-cell table:style-name="Tabell1.A2" office:value-type="string">
            <text:p text:style-name="Table_20_Contents">Spelaren står på plattformen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Gå mot en vägg åt höger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Gå mot en vägg åt vänster.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Hoppa upp mot ett block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i ett singleplayer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Vinn i ett singleplayer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med spelare 1 i ett splitscreen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med spelare 2 i ett splitscreen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i ett mp online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Vinn i ett mp online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20</text:p>
          </table:table-cell>
          <table:table-cell table:style-name="Tabell1.A2" office:value-type="string">
            <text:p text:style-name="Table_20_Contents">Klicka på Play with stranger.</text:p>
          </table:table-cell>
          <table:table-cell table:style-name="Tabell1.A2" office:value-type="string">
            <text:p text:style-name="Table_20_Contents">Ett meddelande visas.</text:p>
          </table:table-cell>
          <table:table-cell table:style-name="Tabell1.D2" office:value-type="string">
            <text:p text:style-name="Table_20_Contents">Man ska informeras om vad som händer när det <text:soft-page-break/>tar lång tid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8H39M57S</meta:editing-duration>
    <meta:editing-cycles>413</meta:editing-cycles>
    <meta:generator>OpenOffice/4.0.1$Win32 OpenOffice.org_project/401m5$Build-9714</meta:generator>
    <dc:date>2014-06-03T13:59:54.18</dc:date>
    <dc:creator>Henrik Gabrielsson</dc:creator>
    <meta:document-statistic meta:table-count="1" meta:image-count="0" meta:object-count="0" meta:page-count="9" meta:paragraph-count="449" meta:word-count="2333" meta:character-count="13126"/>
    <meta:user-defined meta:name="Info 1"/>
    <meta:user-defined meta:name="Info 2"/>
    <meta:user-defined meta:name="Info 3"/>
    <meta:user-defined meta:name="Info 4"/>
  </office:meta>
</office:document-meta>
</file>